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80.68pt" svg:height="322.98pt" svg:x="476.11pt" svg:y="153.61pt">
            <draw:object draw:notify-on-update-of-ranges="Sheet1.A1:Sheet1.A1 Sheet1.A2:Sheet1.A21 Sheet1.B1:Sheet1.B1 Sheet1.B2:Sheet1.B21 Sheet1.A1:Sheet1.A1 Sheet1.A2:Sheet1.A21 Sheet1.C1:Sheet1.C1 Sheet1.C2:Sheet1.C21 Sheet1.A1:Sheet1.A1 Sheet1.A2:Sheet1.A21 Sheet1.D1:Sheet1.D1 Sheet1.D2:Sheet1.D21 Sheet1.A1:Sheet1.A1 Sheet1.A2:Sheet1.A21 Sheet1.E1:Sheet1.E1 Sheet1.E2:Sheet1.E21 Sheet1.A1:Sheet1.A1 Sheet1.A2:Sheet1.A21 Sheet1.F1:Sheet1.F1 Sheet1.F2:Sheet1.F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BubbleSort</text:p>
          </table:table-cell>
          <table:table-cell table:style-name="ce1" office:value-type="string" calcext:value-type="string">
            <text:p>SelectionSort</text:p>
          </table:table-cell>
          <table:table-cell office:value-type="string" calcext:value-type="string">
            <text:p>HeapSort</text:p>
          </table:table-cell>
          <table:table-cell table:style-name="ce1" office:value-type="string" calcext:value-type="string">
            <text:p>QuickSort</text:p>
          </table:table-cell>
          <table:table-cell office:value-type="string" calcext:value-type="string">
            <text:p>MergeSort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9748.6" calcext:value-type="float">
            <text:p>309748.6</text:p>
          </table:table-cell>
          <table:table-cell office:value-type="float" office:value="136629.11" calcext:value-type="float">
            <text:p>136629.11</text:p>
          </table:table-cell>
          <table:table-cell office:value-type="float" office:value="76714.49" calcext:value-type="float">
            <text:p>76714.49</text:p>
          </table:table-cell>
          <table:table-cell office:value-type="float" office:value="44484.184" calcext:value-type="float">
            <text:p>44484.184</text:p>
          </table:table-cell>
          <table:table-cell office:value-type="float" office:value="27867.67" calcext:value-type="float">
            <text:p>27867.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7261.83" calcext:value-type="float">
            <text:p>27261.83</text:p>
          </table:table-cell>
          <table:table-cell office:value-type="float" office:value="18982.365" calcext:value-type="float">
            <text:p>18982.365</text:p>
          </table:table-cell>
          <table:table-cell office:value-type="float" office:value="14886.43" calcext:value-type="float">
            <text:p>14886.43</text:p>
          </table:table-cell>
          <table:table-cell office:value-type="float" office:value="7701.33" calcext:value-type="float">
            <text:p>7701.33</text:p>
          </table:table-cell>
          <table:table-cell office:value-type="float" office:value="18472.51" calcext:value-type="float">
            <text:p>18472.5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8951.27" calcext:value-type="float">
            <text:p>68951.27</text:p>
          </table:table-cell>
          <table:table-cell office:value-type="float" office:value="53047.34" calcext:value-type="float">
            <text:p>53047.34</text:p>
          </table:table-cell>
          <table:table-cell office:value-type="float" office:value="24390.355" calcext:value-type="float">
            <text:p>24390.355</text:p>
          </table:table-cell>
          <table:table-cell office:value-type="float" office:value="13836.83" calcext:value-type="float">
            <text:p>13836.83</text:p>
          </table:table-cell>
          <table:table-cell office:value-type="float" office:value="32209.05" calcext:value-type="float">
            <text:p>32209.0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0508.58" calcext:value-type="float">
            <text:p>90508.58</text:p>
          </table:table-cell>
          <table:table-cell office:value-type="float" office:value="53894.28" calcext:value-type="float">
            <text:p>53894.28</text:p>
          </table:table-cell>
          <table:table-cell office:value-type="float" office:value="24985.55" calcext:value-type="float">
            <text:p>24985.55</text:p>
          </table:table-cell>
          <table:table-cell office:value-type="float" office:value="16215.385" calcext:value-type="float">
            <text:p>16215.385</text:p>
          </table:table-cell>
          <table:table-cell office:value-type="float" office:value="37749.246" calcext:value-type="float">
            <text:p>37749.24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75016.08" calcext:value-type="float">
            <text:p>175016.08</text:p>
          </table:table-cell>
          <table:table-cell office:value-type="float" office:value="115707.52" calcext:value-type="float">
            <text:p>115707.52</text:p>
          </table:table-cell>
          <table:table-cell office:value-type="float" office:value="45881.54" calcext:value-type="float">
            <text:p>45881.54</text:p>
          </table:table-cell>
          <table:table-cell office:value-type="float" office:value="26926.904" calcext:value-type="float">
            <text:p>26926.904</text:p>
          </table:table-cell>
          <table:table-cell office:value-type="float" office:value="60936.363" calcext:value-type="float">
            <text:p>60936.36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89735.88" calcext:value-type="float">
            <text:p>289735.88</text:p>
          </table:table-cell>
          <table:table-cell office:value-type="float" office:value="177132.4" calcext:value-type="float">
            <text:p>177132.4</text:p>
          </table:table-cell>
          <table:table-cell office:value-type="float" office:value="74363.555" calcext:value-type="float">
            <text:p>74363.555</text:p>
          </table:table-cell>
          <table:table-cell office:value-type="float" office:value="32441.56" calcext:value-type="float">
            <text:p>32441.56</text:p>
          </table:table-cell>
          <table:table-cell office:value-type="float" office:value="175854.6" calcext:value-type="float">
            <text:p>175854.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62190.03" calcext:value-type="float">
            <text:p>362190.03</text:p>
          </table:table-cell>
          <table:table-cell office:value-type="float" office:value="216221.22" calcext:value-type="float">
            <text:p>216221.22</text:p>
          </table:table-cell>
          <table:table-cell office:value-type="float" office:value="58186.47" calcext:value-type="float">
            <text:p>58186.47</text:p>
          </table:table-cell>
          <table:table-cell office:value-type="float" office:value="44354.04" calcext:value-type="float">
            <text:p>44354.04</text:p>
          </table:table-cell>
          <table:table-cell office:value-type="float" office:value="88714.49" calcext:value-type="float">
            <text:p>88714.4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33693" calcext:value-type="float">
            <text:p>433693</text:p>
          </table:table-cell>
          <table:table-cell office:value-type="float" office:value="284500.72" calcext:value-type="float">
            <text:p>284500.72</text:p>
          </table:table-cell>
          <table:table-cell office:value-type="float" office:value="69578.56" calcext:value-type="float">
            <text:p>69578.56</text:p>
          </table:table-cell>
          <table:table-cell office:value-type="float" office:value="46109.79" calcext:value-type="float">
            <text:p>46109.79</text:p>
          </table:table-cell>
          <table:table-cell office:value-type="float" office:value="104174.66" calcext:value-type="float">
            <text:p>104174.66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44532.38" calcext:value-type="float">
            <text:p>444532.38</text:p>
          </table:table-cell>
          <table:table-cell office:value-type="float" office:value="278857.97" calcext:value-type="float">
            <text:p>278857.97</text:p>
          </table:table-cell>
          <table:table-cell office:value-type="float" office:value="72729.47" calcext:value-type="float">
            <text:p>72729.47</text:p>
          </table:table-cell>
          <table:table-cell office:value-type="float" office:value="44684.625" calcext:value-type="float">
            <text:p>44684.625</text:p>
          </table:table-cell>
          <table:table-cell office:value-type="float" office:value="89040.89" calcext:value-type="float">
            <text:p>89040.8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27232.9" calcext:value-type="float">
            <text:p>527232.9</text:p>
          </table:table-cell>
          <table:table-cell office:value-type="float" office:value="347015.72" calcext:value-type="float">
            <text:p>347015.72</text:p>
          </table:table-cell>
          <table:table-cell office:value-type="float" office:value="76556.64" calcext:value-type="float">
            <text:p>76556.64</text:p>
          </table:table-cell>
          <table:table-cell office:value-type="float" office:value="50636.703" calcext:value-type="float">
            <text:p>50636.703</text:p>
          </table:table-cell>
          <table:table-cell office:value-type="float" office:value="89949.61" calcext:value-type="float">
            <text:p>89949.61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549321.5" calcext:value-type="float">
            <text:p>549321.5</text:p>
          </table:table-cell>
          <table:table-cell office:value-type="float" office:value="352082.38" calcext:value-type="float">
            <text:p>352082.38</text:p>
          </table:table-cell>
          <table:table-cell office:value-type="float" office:value="78431.84" calcext:value-type="float">
            <text:p>78431.84</text:p>
          </table:table-cell>
          <table:table-cell office:value-type="float" office:value="48520.45" calcext:value-type="float">
            <text:p>48520.45</text:p>
          </table:table-cell>
          <table:table-cell office:value-type="float" office:value="95082.44" calcext:value-type="float">
            <text:p>95082.4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732779.44" calcext:value-type="float">
            <text:p>732779.44</text:p>
          </table:table-cell>
          <table:table-cell office:value-type="float" office:value="484669" calcext:value-type="float">
            <text:p>484669</text:p>
          </table:table-cell>
          <table:table-cell office:value-type="float" office:value="97599.8" calcext:value-type="float">
            <text:p>97599.8</text:p>
          </table:table-cell>
          <table:table-cell office:value-type="float" office:value="60740.13" calcext:value-type="float">
            <text:p>60740.13</text:p>
          </table:table-cell>
          <table:table-cell office:value-type="float" office:value="223438.4" calcext:value-type="float">
            <text:p>223438.4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730699.1" calcext:value-type="float">
            <text:p>730699.1</text:p>
          </table:table-cell>
          <table:table-cell office:value-type="float" office:value="485054.84" calcext:value-type="float">
            <text:p>485054.84</text:p>
          </table:table-cell>
          <table:table-cell office:value-type="float" office:value="93747.06" calcext:value-type="float">
            <text:p>93747.06</text:p>
          </table:table-cell>
          <table:table-cell office:value-type="float" office:value="57655.3" calcext:value-type="float">
            <text:p>57655.3</text:p>
          </table:table-cell>
          <table:table-cell office:value-type="float" office:value="107652.08" calcext:value-type="float">
            <text:p>107652.0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918161.44" calcext:value-type="float">
            <text:p>918161.44</text:p>
          </table:table-cell>
          <table:table-cell office:value-type="float" office:value="609675.25" calcext:value-type="float">
            <text:p>609675.25</text:p>
          </table:table-cell>
          <table:table-cell office:value-type="float" office:value="107526.23" calcext:value-type="float">
            <text:p>107526.23</text:p>
          </table:table-cell>
          <table:table-cell office:value-type="float" office:value="66651.586" calcext:value-type="float">
            <text:p>66651.586</text:p>
          </table:table-cell>
          <table:table-cell office:value-type="float" office:value="123180.46" calcext:value-type="float">
            <text:p>123180.46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914283.2" calcext:value-type="float">
            <text:p>914283.2</text:p>
          </table:table-cell>
          <table:table-cell office:value-type="float" office:value="619192" calcext:value-type="float">
            <text:p>619192</text:p>
          </table:table-cell>
          <table:table-cell office:value-type="float" office:value="108471.24" calcext:value-type="float">
            <text:p>108471.24</text:p>
          </table:table-cell>
          <table:table-cell office:value-type="float" office:value="66128.945" calcext:value-type="float">
            <text:p>66128.945</text:p>
          </table:table-cell>
          <table:table-cell office:value-type="float" office:value="126604.54" calcext:value-type="float">
            <text:p>126604.5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243559.9" calcext:value-type="float">
            <text:p>1243559.9</text:p>
          </table:table-cell>
          <table:table-cell office:value-type="float" office:value="845899.4" calcext:value-type="float">
            <text:p>845899.4</text:p>
          </table:table-cell>
          <table:table-cell office:value-type="float" office:value="130229.07" calcext:value-type="float">
            <text:p>130229.07</text:p>
          </table:table-cell>
          <table:table-cell office:value-type="float" office:value="79312.88" calcext:value-type="float">
            <text:p>79312.88</text:p>
          </table:table-cell>
          <table:table-cell office:value-type="float" office:value="147617.81" calcext:value-type="float">
            <text:p>147617.81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213032.2" calcext:value-type="float">
            <text:p>1213032.2</text:p>
          </table:table-cell>
          <table:table-cell office:value-type="float" office:value="821013.94" calcext:value-type="float">
            <text:p>821013.94</text:p>
          </table:table-cell>
          <table:table-cell office:value-type="float" office:value="126860.52" calcext:value-type="float">
            <text:p>126860.52</text:p>
          </table:table-cell>
          <table:table-cell office:value-type="float" office:value="78352.83" calcext:value-type="float">
            <text:p>78352.83</text:p>
          </table:table-cell>
          <table:table-cell office:value-type="float" office:value="145254.1" calcext:value-type="float">
            <text:p>145254.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547179.9" calcext:value-type="float">
            <text:p>1547179.9</text:p>
          </table:table-cell>
          <table:table-cell office:value-type="float" office:value="1068162.1" calcext:value-type="float">
            <text:p>1068162.1</text:p>
          </table:table-cell>
          <table:table-cell office:value-type="float" office:value="149309.48" calcext:value-type="float">
            <text:p>149309.48</text:p>
          </table:table-cell>
          <table:table-cell office:value-type="float" office:value="90683.54" calcext:value-type="float">
            <text:p>90683.54</text:p>
          </table:table-cell>
          <table:table-cell office:value-type="float" office:value="168238.56" calcext:value-type="float">
            <text:p>168238.56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656052.4" calcext:value-type="float">
            <text:p>1656052.4</text:p>
          </table:table-cell>
          <table:table-cell office:value-type="float" office:value="1141484.8" calcext:value-type="float">
            <text:p>1141484.8</text:p>
          </table:table-cell>
          <table:table-cell office:value-type="float" office:value="154382.64" calcext:value-type="float">
            <text:p>154382.64</text:p>
          </table:table-cell>
          <table:table-cell office:value-type="float" office:value="96223.8" calcext:value-type="float">
            <text:p>96223.8</text:p>
          </table:table-cell>
          <table:table-cell office:value-type="float" office:value="176057.28" calcext:value-type="float">
            <text:p>176057.2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709999.6" calcext:value-type="float">
            <text:p>1709999.6</text:p>
          </table:table-cell>
          <table:table-cell office:value-type="float" office:value="1179513.8" calcext:value-type="float">
            <text:p>1179513.8</text:p>
          </table:table-cell>
          <table:table-cell office:value-type="float" office:value="158150.05" calcext:value-type="float">
            <text:p>158150.05</text:p>
          </table:table-cell>
          <table:table-cell office:value-type="float" office:value="94990.69" calcext:value-type="float">
            <text:p>94990.69</text:p>
          </table:table-cell>
          <table:table-cell office:value-type="float" office:value="175176.12" calcext:value-type="float">
            <text:p>175176.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08:11:36.856899114</meta:creation-date>
    <dc:date>2019-05-06T08:27:48.283666588</dc:date>
    <meta:editing-duration>PT16M12S</meta:editing-duration>
    <meta:editing-cycles>2</meta:editing-cycles>
    <meta:generator>LibreOffice/6.0.7.3$Linux_X86_64 LibreOffice_project/00m0$Build-3</meta:generator>
    <meta:document-statistic meta:table-count="1" meta:cell-count="12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486cm" svg:height="11.395cm" xlink:href=".." xlink:type="simple" chart:class="chart:scatter" chart:style-name="ch1">
        <chart:legend chart:legend-position="end" svg:x="17.078cm" svg:y="4.402cm" style:legend-expansion="high" chart:style-name="ch2"/>
        <chart:plot-area chart:style-name="ch3" table:cell-range-address="Sheet1.A1:Sheet1.F21" chart:data-source-has-labels="row" svg:x="0.409cm" svg:y="0.227cm" svg:width="16.26cm" svg:height="10.941cm">
          <chartooo:coordinate-region svg:x="1.771cm" svg:y="0.426cm" svg:width="14.341cm" svg:height="10.09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21" chart:label-cell-address="Sheet1.B1:Sheet1.B1" chart:class="chart:scatter">
            <chart:domain table:cell-range-address="Sheet1.A2:Sheet1.A21"/>
            <chart:data-point chart:repeated="20"/>
          </chart:series>
          <chart:series chart:style-name="ch7" chart:values-cell-range-address="Sheet1.C2:Sheet1.C21" chart:label-cell-address="Sheet1.C1:Sheet1.C1" chart:class="chart:scatter">
            <chart:data-point chart:repeated="20"/>
          </chart:series>
          <chart:series chart:style-name="ch8" chart:values-cell-range-address="Sheet1.D2:Sheet1.D21" chart:label-cell-address="Sheet1.D1:Sheet1.D1" chart:class="chart:scatter">
            <chart:data-point chart:repeated="20"/>
          </chart:series>
          <chart:series chart:style-name="ch9" chart:values-cell-range-address="Sheet1.E2:Sheet1.E21" chart:label-cell-address="Sheet1.E1:Sheet1.E1" chart:class="chart:scatter">
            <chart:data-point chart:repeated="20"/>
          </chart:series>
          <chart:series chart:style-name="ch10" chart:values-cell-range-address="Sheet1.F2:Sheet1.F21" chart:label-cell-address="Sheet1.F1:Sheet1.F1" chart:class="chart:scatte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ubbleSort</text:p>
                <draw:g>
                  <svg:desc>Sheet1.B1:Sheet1.B1</svg:desc>
                </draw:g>
              </table:table-cell>
              <table:table-cell office:value-type="string">
                <text:p>SelectionSort</text:p>
                <draw:g>
                  <svg:desc>Sheet1.C1:Sheet1.C1</svg:desc>
                </draw:g>
              </table:table-cell>
              <table:table-cell office:value-type="string">
                <text:p>HeapSort</text:p>
                <draw:g>
                  <svg:desc>Sheet1.D1:Sheet1.D1</svg:desc>
                </draw:g>
              </table:table-cell>
              <table:table-cell office:value-type="string">
                <text:p>QuickSort</text:p>
                <draw:g>
                  <svg:desc>Sheet1.E1:Sheet1.E1</svg:desc>
                </draw:g>
              </table:table-cell>
              <table:table-cell office:value-type="string">
                <text:p>MergeSort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Sheet1.A2:Sheet1.A21</svg:desc>
                </draw:g>
              </table:table-cell>
              <table:table-cell office:value-type="float" office:value="309748.6">
                <text:p>309748.6</text:p>
                <draw:g>
                  <svg:desc>Sheet1.B2:Sheet1.B21</svg:desc>
                </draw:g>
              </table:table-cell>
              <table:table-cell office:value-type="float" office:value="136629.11">
                <text:p>136629.11</text:p>
                <draw:g>
                  <svg:desc>Sheet1.C2:Sheet1.C21</svg:desc>
                </draw:g>
              </table:table-cell>
              <table:table-cell office:value-type="float" office:value="76714.49">
                <text:p>76714.49</text:p>
                <draw:g>
                  <svg:desc>Sheet1.D2:Sheet1.D21</svg:desc>
                </draw:g>
              </table:table-cell>
              <table:table-cell office:value-type="float" office:value="44484.184">
                <text:p>44484.184</text:p>
                <draw:g>
                  <svg:desc>Sheet1.E2:Sheet1.E21</svg:desc>
                </draw:g>
              </table:table-cell>
              <table:table-cell office:value-type="float" office:value="27867.67">
                <text:p>27867.67</text:p>
                <draw:g>
                  <svg:desc>Sheet1.F2:Sheet1.F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27261.83">
                <text:p>27261.83</text:p>
              </table:table-cell>
              <table:table-cell office:value-type="float" office:value="18982.365">
                <text:p>18982.365</text:p>
              </table:table-cell>
              <table:table-cell office:value-type="float" office:value="14886.43">
                <text:p>14886.43</text:p>
              </table:table-cell>
              <table:table-cell office:value-type="float" office:value="7701.33">
                <text:p>7701.33</text:p>
              </table:table-cell>
              <table:table-cell office:value-type="float" office:value="18472.51">
                <text:p>18472.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68951.27">
                <text:p>68951.27</text:p>
              </table:table-cell>
              <table:table-cell office:value-type="float" office:value="53047.34">
                <text:p>53047.34</text:p>
              </table:table-cell>
              <table:table-cell office:value-type="float" office:value="24390.355">
                <text:p>24390.355</text:p>
              </table:table-cell>
              <table:table-cell office:value-type="float" office:value="13836.83">
                <text:p>13836.83</text:p>
              </table:table-cell>
              <table:table-cell office:value-type="float" office:value="32209.05">
                <text:p>32209.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90508.58">
                <text:p>90508.58</text:p>
              </table:table-cell>
              <table:table-cell office:value-type="float" office:value="53894.28">
                <text:p>53894.28</text:p>
              </table:table-cell>
              <table:table-cell office:value-type="float" office:value="24985.55">
                <text:p>24985.55</text:p>
              </table:table-cell>
              <table:table-cell office:value-type="float" office:value="16215.385">
                <text:p>16215.385</text:p>
              </table:table-cell>
              <table:table-cell office:value-type="float" office:value="37749.246">
                <text:p>37749.2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">
                <text:p>250</text:p>
              </table:table-cell>
              <table:table-cell office:value-type="float" office:value="175016.08">
                <text:p>175016.08</text:p>
              </table:table-cell>
              <table:table-cell office:value-type="float" office:value="115707.52">
                <text:p>115707.52</text:p>
              </table:table-cell>
              <table:table-cell office:value-type="float" office:value="45881.54">
                <text:p>45881.54</text:p>
              </table:table-cell>
              <table:table-cell office:value-type="float" office:value="26926.904">
                <text:p>26926.904</text:p>
              </table:table-cell>
              <table:table-cell office:value-type="float" office:value="60936.363">
                <text:p>60936.3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289735.88">
                <text:p>289735.88</text:p>
              </table:table-cell>
              <table:table-cell office:value-type="float" office:value="177132.4">
                <text:p>177132.4</text:p>
              </table:table-cell>
              <table:table-cell office:value-type="float" office:value="74363.555">
                <text:p>74363.555</text:p>
              </table:table-cell>
              <table:table-cell office:value-type="float" office:value="32441.56">
                <text:p>32441.56</text:p>
              </table:table-cell>
              <table:table-cell office:value-type="float" office:value="175854.6">
                <text:p>175854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">
                <text:p>350</text:p>
              </table:table-cell>
              <table:table-cell office:value-type="float" office:value="362190.03">
                <text:p>362190.03</text:p>
              </table:table-cell>
              <table:table-cell office:value-type="float" office:value="216221.22">
                <text:p>216221.22</text:p>
              </table:table-cell>
              <table:table-cell office:value-type="float" office:value="58186.47">
                <text:p>58186.47</text:p>
              </table:table-cell>
              <table:table-cell office:value-type="float" office:value="44354.04">
                <text:p>44354.04</text:p>
              </table:table-cell>
              <table:table-cell office:value-type="float" office:value="88714.49">
                <text:p>88714.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">
                <text:p>400</text:p>
              </table:table-cell>
              <table:table-cell office:value-type="float" office:value="433693">
                <text:p>433693</text:p>
              </table:table-cell>
              <table:table-cell office:value-type="float" office:value="284500.72">
                <text:p>284500.72</text:p>
              </table:table-cell>
              <table:table-cell office:value-type="float" office:value="69578.56">
                <text:p>69578.56</text:p>
              </table:table-cell>
              <table:table-cell office:value-type="float" office:value="46109.79">
                <text:p>46109.79</text:p>
              </table:table-cell>
              <table:table-cell office:value-type="float" office:value="104174.66">
                <text:p>104174.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">
                <text:p>450</text:p>
              </table:table-cell>
              <table:table-cell office:value-type="float" office:value="444532.38">
                <text:p>444532.38</text:p>
              </table:table-cell>
              <table:table-cell office:value-type="float" office:value="278857.97">
                <text:p>278857.97</text:p>
              </table:table-cell>
              <table:table-cell office:value-type="float" office:value="72729.47">
                <text:p>72729.47</text:p>
              </table:table-cell>
              <table:table-cell office:value-type="float" office:value="44684.625">
                <text:p>44684.625</text:p>
              </table:table-cell>
              <table:table-cell office:value-type="float" office:value="89040.89">
                <text:p>89040.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527232.9">
                <text:p>527232.9</text:p>
              </table:table-cell>
              <table:table-cell office:value-type="float" office:value="347015.72">
                <text:p>347015.72</text:p>
              </table:table-cell>
              <table:table-cell office:value-type="float" office:value="76556.64">
                <text:p>76556.64</text:p>
              </table:table-cell>
              <table:table-cell office:value-type="float" office:value="50636.703">
                <text:p>50636.703</text:p>
              </table:table-cell>
              <table:table-cell office:value-type="float" office:value="89949.61">
                <text:p>89949.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">
                <text:p>550</text:p>
              </table:table-cell>
              <table:table-cell office:value-type="float" office:value="549321.5">
                <text:p>549321.5</text:p>
              </table:table-cell>
              <table:table-cell office:value-type="float" office:value="352082.38">
                <text:p>352082.38</text:p>
              </table:table-cell>
              <table:table-cell office:value-type="float" office:value="78431.84">
                <text:p>78431.84</text:p>
              </table:table-cell>
              <table:table-cell office:value-type="float" office:value="48520.45">
                <text:p>48520.45</text:p>
              </table:table-cell>
              <table:table-cell office:value-type="float" office:value="95082.44">
                <text:p>95082.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">
                <text:p>600</text:p>
              </table:table-cell>
              <table:table-cell office:value-type="float" office:value="732779.44">
                <text:p>732779.44</text:p>
              </table:table-cell>
              <table:table-cell office:value-type="float" office:value="484669">
                <text:p>484669</text:p>
              </table:table-cell>
              <table:table-cell office:value-type="float" office:value="97599.8">
                <text:p>97599.8</text:p>
              </table:table-cell>
              <table:table-cell office:value-type="float" office:value="60740.13">
                <text:p>60740.13</text:p>
              </table:table-cell>
              <table:table-cell office:value-type="float" office:value="223438.4">
                <text:p>223438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0">
                <text:p>650</text:p>
              </table:table-cell>
              <table:table-cell office:value-type="float" office:value="730699.1">
                <text:p>730699.1</text:p>
              </table:table-cell>
              <table:table-cell office:value-type="float" office:value="485054.84">
                <text:p>485054.84</text:p>
              </table:table-cell>
              <table:table-cell office:value-type="float" office:value="93747.06">
                <text:p>93747.06</text:p>
              </table:table-cell>
              <table:table-cell office:value-type="float" office:value="57655.3">
                <text:p>57655.3</text:p>
              </table:table-cell>
              <table:table-cell office:value-type="float" office:value="107652.08">
                <text:p>107652.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">
                <text:p>700</text:p>
              </table:table-cell>
              <table:table-cell office:value-type="float" office:value="918161.44">
                <text:p>918161.44</text:p>
              </table:table-cell>
              <table:table-cell office:value-type="float" office:value="609675.25">
                <text:p>609675.25</text:p>
              </table:table-cell>
              <table:table-cell office:value-type="float" office:value="107526.23">
                <text:p>107526.23</text:p>
              </table:table-cell>
              <table:table-cell office:value-type="float" office:value="66651.586">
                <text:p>66651.586</text:p>
              </table:table-cell>
              <table:table-cell office:value-type="float" office:value="123180.46">
                <text:p>123180.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">
                <text:p>750</text:p>
              </table:table-cell>
              <table:table-cell office:value-type="float" office:value="914283.2">
                <text:p>914283.2</text:p>
              </table:table-cell>
              <table:table-cell office:value-type="float" office:value="619192">
                <text:p>619192</text:p>
              </table:table-cell>
              <table:table-cell office:value-type="float" office:value="108471.24">
                <text:p>108471.24</text:p>
              </table:table-cell>
              <table:table-cell office:value-type="float" office:value="66128.945">
                <text:p>66128.945</text:p>
              </table:table-cell>
              <table:table-cell office:value-type="float" office:value="126604.54">
                <text:p>126604.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">
                <text:p>800</text:p>
              </table:table-cell>
              <table:table-cell office:value-type="float" office:value="1243559.9">
                <text:p>1243559.9</text:p>
              </table:table-cell>
              <table:table-cell office:value-type="float" office:value="845899.4">
                <text:p>845899.4</text:p>
              </table:table-cell>
              <table:table-cell office:value-type="float" office:value="130229.07">
                <text:p>130229.07</text:p>
              </table:table-cell>
              <table:table-cell office:value-type="float" office:value="79312.88">
                <text:p>79312.88</text:p>
              </table:table-cell>
              <table:table-cell office:value-type="float" office:value="147617.81">
                <text:p>147617.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0">
                <text:p>850</text:p>
              </table:table-cell>
              <table:table-cell office:value-type="float" office:value="1213032.2">
                <text:p>1213032.2</text:p>
              </table:table-cell>
              <table:table-cell office:value-type="float" office:value="821013.94">
                <text:p>821013.94</text:p>
              </table:table-cell>
              <table:table-cell office:value-type="float" office:value="126860.52">
                <text:p>126860.52</text:p>
              </table:table-cell>
              <table:table-cell office:value-type="float" office:value="78352.83">
                <text:p>78352.83</text:p>
              </table:table-cell>
              <table:table-cell office:value-type="float" office:value="145254.1">
                <text:p>145254.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">
                <text:p>900</text:p>
              </table:table-cell>
              <table:table-cell office:value-type="float" office:value="1547179.9">
                <text:p>1547179.9</text:p>
              </table:table-cell>
              <table:table-cell office:value-type="float" office:value="1068162.1">
                <text:p>1068162.1</text:p>
              </table:table-cell>
              <table:table-cell office:value-type="float" office:value="149309.48">
                <text:p>149309.48</text:p>
              </table:table-cell>
              <table:table-cell office:value-type="float" office:value="90683.54">
                <text:p>90683.54</text:p>
              </table:table-cell>
              <table:table-cell office:value-type="float" office:value="168238.56">
                <text:p>168238.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0">
                <text:p>950</text:p>
              </table:table-cell>
              <table:table-cell office:value-type="float" office:value="1656052.4">
                <text:p>1656052.4</text:p>
              </table:table-cell>
              <table:table-cell office:value-type="float" office:value="1141484.8">
                <text:p>1141484.8</text:p>
              </table:table-cell>
              <table:table-cell office:value-type="float" office:value="154382.64">
                <text:p>154382.64</text:p>
              </table:table-cell>
              <table:table-cell office:value-type="float" office:value="96223.8">
                <text:p>96223.8</text:p>
              </table:table-cell>
              <table:table-cell office:value-type="float" office:value="176057.28">
                <text:p>176057.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">
                <text:p>1000</text:p>
              </table:table-cell>
              <table:table-cell office:value-type="float" office:value="1709999.6">
                <text:p>1709999.6</text:p>
              </table:table-cell>
              <table:table-cell office:value-type="float" office:value="1179513.8">
                <text:p>1179513.8</text:p>
              </table:table-cell>
              <table:table-cell office:value-type="float" office:value="158150.05">
                <text:p>158150.05</text:p>
              </table:table-cell>
              <table:table-cell office:value-type="float" office:value="94990.69">
                <text:p>94990.69</text:p>
              </table:table-cell>
              <table:table-cell office:value-type="float" office:value="175176.12">
                <text:p>175176.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